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434.86pt"/>
    </style:style>
    <style:style style:name="co4" style:family="table-column">
      <style:table-column-properties fo:break-before="auto" style:column-width="120.64pt"/>
    </style:style>
    <style:style style:name="co5" style:family="table-column">
      <style:table-column-properties fo:break-before="auto" style:column-width="81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0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11"/>
    <style:style style:name="ce1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Gallons</text:p>
          </table:table-cell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Gallons/min</text:p>
          </table:table-cell>
          <table:table-cell office:value-type="float" office:value="2500" calcext:value-type="float">
            <text:p>25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Cu-in/rev</text:p>
          </table:table-cell>
          <table:table-cell office:value-type="float" office:value="1210" calcext:value-type="float">
            <text:p>12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Cu-in/Cu-in</text:p>
          </table:table-cell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Gal/Gal</text:p>
          </table:table-cell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eps/rev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-in/gal</text:p>
          </table:table-cell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atio</text:p>
          </table:table-cell>
          <table:table-cell office:value-type="float" office:value="213" calcext:value-type="float">
            <text:p>21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formula="of:=2^32" office:value-type="float" office:value="4294967296" calcext:value-type="float">
            <text:p>42949672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 Steps/sec</text:p>
          </table:table-cell>
          <table:table-cell table:formula="of:=[.C3]/60 * [.C8] / [.C4] * [.C7]" office:value-type="float" office:value="1590.90909090909" calcext:value-type="float">
            <text:p>1590.90909090909</text:p>
          </table:table-cell>
          <table:table-cell office:value-type="string" calcext:value-type="string">
            <text:p>Steps/Rev = (mGPM/60) * (mCu-in/gal) / (mGal/Gal) / (mCu-in/rev) * (Steps/Rev)</text:p>
          </table:table-cell>
          <table:table-cell office:value-type="string" calcext:value-type="string">
            <text:p>Total Steps/Sec Stackup</text:p>
          </table:table-cell>
          <table:table-cell table:formula="of:=[.C3] * [.C8]" office:value-type="float" office:value="577500" calcext:value-type="float">
            <text:p>577500</text:p>
          </table:table-cell>
          <table:table-cell office:value-type="string" calcext:value-type="string">
            <text:p>Steps/Rev = mGPM * Cu-in/gal * Steps/rev / mCu-in/rev / 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 Steps</text:p>
          </table:table-cell>
          <table:table-cell table:formula="of:= [.C2] * [.C8] / [.C4] * [.C7]" office:value-type="float" office:value="38181.8181818182" calcext:value-type="float">
            <text:p>38181.8181818182</text:p>
          </table:table-cell>
          <table:table-cell office:value-type="string" calcext:value-type="string">
            <text:p>Steps = (mGal) / (mGal/Gal) * (mCu-in/gal) / (mCu-in/rev) * (Steps/rev)</text:p>
          </table:table-cell>
          <table:table-cell/>
          <table:table-cell table:formula="of:=[.F12]*[.C7]" office:value-type="float" office:value="115500000" calcext:value-type="float">
            <text:p>11550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13]/[.C4]" office:value-type="float" office:value="95454.5454545455" calcext:value-type="float">
            <text:p>95454.54545454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eps/sec Blue</text:p>
          </table:table-cell>
          <table:table-cell table:formula="of:=ROUNDDOWN([.C12]*[.C10]/([.C10]+100))" office:value-type="float" office:value="1082" calcext:value-type="float">
            <text:p>1082</text:p>
          </table:table-cell>
          <table:table-cell table:number-columns-repeated="2"/>
          <table:table-cell table:formula="of:=[.F14]/60" office:value-type="float" office:value="1590.90909090909" calcext:value-type="float">
            <text:p>1590.909090909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eps/sec Red</text:p>
          </table:table-cell>
          <table:table-cell table:formula="of:=ROUNDDOWN([.C12]*100/([.C10]+100))"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eck Steps/Sec</text:p>
          </table:table-cell>
          <table:table-cell table:formula="of:=[.C15]+[.C16]" office:value-type="float" office:value="1590" calcext:value-type="float">
            <text:p>159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eps Blue</text:p>
          </table:table-cell>
          <table:table-cell table:formula="of:=[.C13]*[.C10]/([.C10]+100)" office:value-type="float" office:value="25983.1542259657" calcext:value-type="float">
            <text:p>25983.1542259657</text:p>
          </table:table-cell>
          <table:table-cell/>
          <table:table-cell office:value-type="string" calcext:value-type="string">
            <text:p>Total Steps Stackup</text:p>
          </table:table-cell>
          <table:table-cell table:formula="of:=[.C2]*[.C8]" office:value-type="float" office:value="231000" calcext:value-type="float">
            <text:p>231000</text:p>
          </table:table-cell>
          <table:table-cell office:value-type="string" calcext:value-type="string">
            <text:p>Steps = mGal * Cu-in/gal * Steps/rev / mCu-in/re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eps Red</text:p>
          </table:table-cell>
          <table:table-cell table:formula="of:=[.C13]*100/([.C10]+100)" office:value-type="float" office:value="12198.6639558525" calcext:value-type="float">
            <text:p>12198.6639558525</text:p>
          </table:table-cell>
          <table:table-cell table:number-columns-repeated="2"/>
          <table:table-cell table:formula="of:=[.F19]*400" office:value-type="float" office:value="92400000" calcext:value-type="float">
            <text:p>9240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eck Steps</text:p>
          </table:table-cell>
          <table:table-cell table:formula="of:=[.C19]+[.C20]" office:value-type="float" office:value="38181.8181818182" calcext:value-type="float">
            <text:p>38181.8181818182</text:p>
          </table:table-cell>
          <table:table-cell table:number-columns-repeated="2"/>
          <table:table-cell table:formula="of:=[.F20]/[.C4]" office:value-type="float" office:value="76363.6363636364" calcext:value-type="float">
            <text:p>76363.6363636364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Frequency Blue</text:p>
          </table:table-cell>
          <table:table-cell table:formula="of:=1/[.C15]" office:value-type="float" office:value="0.000924214417744917" calcext:value-type="float">
            <text:p>0.000924214417745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24]*1000" office:value-type="float" office:value="0.924214417744917" calcext:value-type="float">
            <text:p>0.924214417744917</text:p>
          </table:table-cell>
          <table:table-cell office:value-type="string" calcext:value-type="string">
            <text:p>ms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25]*1000" office:value-type="float" office:value="924.214417744917" calcext:value-type="float">
            <text:p>924.214417744917</text:p>
          </table:table-cell>
          <table:table-cell office:value-type="string" calcext:value-type="string">
            <text:p>u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requency Red</text:p>
          </table:table-cell>
          <table:table-cell table:formula="of:=1/[.C16]" office:value-type="float" office:value="0.00196850393700787" calcext:value-type="float">
            <text:p>0.001968503937008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27]*1000" office:value-type="float" office:value="1.96850393700787" calcext:value-type="float">
            <text:p>1.96850393700787</text:p>
          </table:table-cell>
          <table:table-cell office:value-type="string" calcext:value-type="string">
            <text:p>ms</text:p>
          </table:table-cell>
          <table:table-cell table:number-columns-repeated="4"/>
          <table:table-cell office:value-type="string" calcext:value-type="string">
            <text:p>Hz</text:p>
          </table:table-cell>
          <table:table-cell table:formula="of:=1/[.C24]" office:value-type="float" office:value="1082" calcext:value-type="float">
            <text:p>1082</text:p>
          </table:table-cell>
        </table:table-row>
        <table:table-row table:style-name="ro1">
          <table:table-cell table:number-columns-repeated="2"/>
          <table:table-cell table:formula="of:=[.C28]*1000" office:value-type="float" office:value="1968.50393700787" calcext:value-type="float">
            <text:p>1968.50393700787</text:p>
          </table:table-cell>
          <table:table-cell office:value-type="string" calcext:value-type="string">
            <text:p>us</text:p>
          </table:table-cell>
          <table:table-cell table:number-columns-repeated="4"/>
          <table:table-cell office:value-type="string" calcext:value-type="string">
            <text:p>us</text:p>
          </table:table-cell>
          <table:table-cell table:formula="of:=1/[.J28]*1000*1000" office:value-type="float" office:value="924.214417744917" calcext:value-type="float">
            <text:p>924.21441774491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Time Blue</text:p>
          </table:table-cell>
          <table:table-cell table:formula="of:=[.C19]/[.C15]" office:value-type="float" office:value="24.0140057541273" calcext:value-type="float">
            <text:p>24.0140057541273</text:p>
          </table:table-cell>
          <table:table-cell table:number-columns-repeated="5"/>
          <table:table-cell office:value-type="string" calcext:value-type="string">
            <text:p>Time</text:p>
          </table:table-cell>
          <table:table-cell table:formula="of:=ROUNDDOWN([.C31];3)" office:value-type="float" office:value="24.014" calcext:value-type="float">
            <text:p>24.014</text:p>
          </table:table-cell>
        </table:table-row>
        <table:table-row table:style-name="ro1">
          <table:table-cell/>
          <table:table-cell office:value-type="string" calcext:value-type="string">
            <text:p>Time Red</text:p>
          </table:table-cell>
          <table:table-cell table:formula="of:=[.C20]/[.C16]" office:value-type="float" office:value="24.0131180233316" calcext:value-type="float">
            <text:p>24.0131180233316</text:p>
          </table:table-cell>
          <table:table-cell table:number-columns-repeated="5"/>
          <table:table-cell office:value-type="string" calcext:value-type="string">
            <text:p>number of steps</text:p>
          </table:table-cell>
          <table:table-cell table:formula="of:=ROUNDDOWN([.J31]*[.J28])" office:value-type="float" office:value="25983" calcext:value-type="float">
            <text:p>2598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PM Blue</text:p>
          </table:table-cell>
          <table:table-cell table:formula="of:=[.C15]/[.C7]*60" office:value-type="float" office:value="324.6" calcext:value-type="float">
            <text:p>324.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PM Red</text:p>
          </table:table-cell>
          <table:table-cell table:formula="of:=[.C16]/[.C7]*60" office:value-type="float" office:value="152.4" calcext:value-type="float">
            <text:p>152.4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Actual RPM Blue</text:p>
          </table:table-cell>
          <table:table-cell office:value-type="float" office:value="299" calcext:value-type="float">
            <text:p>299</text:p>
          </table:table-cell>
          <table:table-cell table:style-name="ce2" table:formula="of:=([.C37]-[.C34])/[.C34]" office:value-type="percentage" office:value="-0.0788662969808996" calcext:value-type="percentage">
            <text:p>-7.89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ctual RPM Red</text:p>
          </table:table-cell>
          <table:table-cell office:value-type="float" office:value="223.9" calcext:value-type="float">
            <text:p>223.9</text:p>
          </table:table-cell>
          <table:table-cell table:style-name="ce2" table:formula="of:=([.C38]-[.C35])/[.C35]" office:value-type="percentage" office:value="0.469160104986877" calcext:value-type="percentage">
            <text:p>46.92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atio</text:p>
          </table:table-cell>
          <table:table-cell table:formula="of:=[.C37]/[.C38]" office:value-type="float" office:value="1.33541759714158" calcext:value-type="float">
            <text:p>1.33541759714158</text:p>
          </table:table-cell>
          <table:table-cell table:style-name="ce2" table:formula="of:=([.C39]-[.C10]/100)/([.C10]/100)" office:value-type="percentage" office:value="-0.373043381623671" calcext:value-type="percentage">
            <text:p>-37.30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ctual Gallons/min</text:p>
          </table:table-cell>
          <table:table-cell table:formula="of:=([.C37]*([.C4]/1000)/[.C8])+([.C38]*([.C4]/1000)/[.C8])" office:value-type="float" office:value="2.739" calcext:value-type="float">
            <text:p>2.739</text:p>
          </table:table-cell>
          <table:table-cell table:style-name="ce2" table:formula="of:=([.C40]-([.C3]/1000))/([.C3]/1000)" office:value-type="percentage" office:value="0.0956" calcext:value-type="percentage">
            <text:p>9.56%</text:p>
          </table:table-cell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18"/>
        <table:table-column table:style-name="co1" table:number-columns-repeated="4" table:default-cell-style-name="ce20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row table:style-name="ro1">
          <table:table-cell/>
          <table:table-cell table:style-name="Default" table:number-columns-repeated="8"/>
        </table:table-row>
        <table:table-row table:style-name="ro2">
          <table:table-cell/>
          <table:table-cell table:style-name="ce17" office:value-type="string" calcext:value-type="string">
            <text:p>Ratio</text:p>
          </table:table-cell>
          <table:table-cell table:style-name="ce19" office:value-type="string" calcext:value-type="string">
            <text:p>Target Red (RPM)</text:p>
          </table:table-cell>
          <table:table-cell table:style-name="ce19" office:value-type="string" calcext:value-type="string">
            <text:p>Actual Red (RPM)</text:p>
          </table:table-cell>
          <table:table-cell table:style-name="ce19" office:value-type="string" calcext:value-type="string">
            <text:p>Target Blue (RPM)</text:p>
          </table:table-cell>
          <table:table-cell table:style-name="ce19" office:value-type="string" calcext:value-type="string">
            <text:p>Actual Blue (RPM)</text:p>
          </table:table-cell>
          <table:table-cell table:style-name="ce19" office:value-type="string" calcext:value-type="string">
            <text:p>Actual Ratio</text:p>
          </table:table-cell>
          <table:table-cell table:style-name="ce19" office:value-type="string" calcext:value-type="string">
            <text:p>Ratio % Error</text:p>
          </table:table-cell>
          <table:table-cell table:style-name="ce19" office:value-type="string" calcext:value-type="string">
            <text:p>Actual GPM</text:p>
          </table:table-cell>
        </table:table-row>
        <table:table-row table:style-name="ro1">
          <table:table-cell/>
          <table:table-cell office:value-type="float" office:value="1" calcext:value-type="float">
            <text:p>1.00</text:p>
          </table:table-cell>
          <table:table-cell office:value-type="float" office:value="315" calcext:value-type="float">
            <text:p>315</text:p>
          </table:table-cell>
          <table:table-cell office:value-type="float" office:value="314.3" calcext:value-type="float">
            <text:p>314.3</text:p>
          </table:table-cell>
          <table:table-cell office:value-type="float" office:value="315" calcext:value-type="float">
            <text:p>315</text:p>
          </table:table-cell>
          <table:table-cell office:value-type="float" office:value="314.3" calcext:value-type="float">
            <text:p>314.3</text:p>
          </table:table-cell>
          <table:table-cell office:value-type="float" office:value="1" calcext:value-type="float">
            <text:p>1.000</text:p>
          </table:table-cell>
          <table:table-cell table:formula="of:=([.G3]-[.B3])/[.B3]" office:value-type="percentage" office:value="0" calcext:value-type="percentage">
            <text:p>0.00%</text:p>
          </table:table-cell>
          <table:table-cell office:value-type="float" office:value="2.993" calcext:value-type="float">
            <text:p>2.993</text:p>
          </table:table-cell>
        </table:table-row>
        <table:table-row table:style-name="ro1">
          <table:table-cell/>
          <table:table-cell office:value-type="float" office:value="1.34" calcext:value-type="float">
            <text:p>1.34</text:p>
          </table:table-cell>
          <table:table-cell office:value-type="float" office:value="269.1" calcext:value-type="float">
            <text:p>269.1</text:p>
          </table:table-cell>
          <table:table-cell office:value-type="float" office:value="268.8" calcext:value-type="float">
            <text:p>268.8</text:p>
          </table:table-cell>
          <table:table-cell office:value-type="float" office:value="360.6" calcext:value-type="float">
            <text:p>360.6</text:p>
          </table:table-cell>
          <table:table-cell office:value-type="float" office:value="358.5" calcext:value-type="float">
            <text:p>358.5</text:p>
          </table:table-cell>
          <table:table-cell office:value-type="float" office:value="1.333" calcext:value-type="float">
            <text:p>1.333</text:p>
          </table:table-cell>
          <table:table-cell table:formula="of:=([.G4]-[.B4])/[.B4]" office:value-type="percentage" office:value="-0.00522388059701501" calcext:value-type="percentage">
            <text:p>-0.52%</text:p>
          </table:table-cell>
          <table:table-cell office:value-type="float" office:value="2.987" calcext:value-type="float">
            <text:p>2.987</text:p>
          </table:table-cell>
        </table:table-row>
        <table:table-row table:style-name="ro1">
          <table:table-cell/>
          <table:table-cell office:value-type="float" office:value="2" calcext:value-type="float">
            <text:p>2.00</text:p>
          </table:table-cell>
          <table:table-cell office:value-type="float" office:value="210" calcext:value-type="float">
            <text:p>210</text:p>
          </table:table-cell>
          <table:table-cell office:value-type="float" office:value="209.6" calcext:value-type="float">
            <text:p>209.6</text:p>
          </table:table-cell>
          <table:table-cell office:value-type="float" office:value="420" calcext:value-type="float">
            <text:p>420</text:p>
          </table:table-cell>
          <table:table-cell office:value-type="float" office:value="419.5" calcext:value-type="float">
            <text:p>419.5</text:p>
          </table:table-cell>
          <table:table-cell office:value-type="float" office:value="2.001" calcext:value-type="float">
            <text:p>2.001</text:p>
          </table:table-cell>
          <table:table-cell table:formula="of:=([.G5]-[.B5])/[.B5]" office:value-type="percentage" office:value="0.000499999999999945" calcext:value-type="percentage">
            <text:p>0.05%</text:p>
          </table:table-cell>
          <table:table-cell office:value-type="float" office:value="2.996" calcext:value-type="float">
            <text:p>2.996</text:p>
          </table:table-cell>
        </table:table-row>
        <table:table-row table:style-name="ro1">
          <table:table-cell/>
          <table:table-cell office:value-type="float" office:value="2.1" calcext:value-type="float">
            <text:p>2.10</text:p>
          </table:table-cell>
          <table:table-cell office:value-type="float" office:value="203.1" calcext:value-type="float">
            <text:p>203.1</text:p>
          </table:table-cell>
          <table:table-cell office:value-type="float" office:value="202.7" calcext:value-type="float">
            <text:p>202.7</text:p>
          </table:table-cell>
          <table:table-cell office:value-type="float" office:value="426.6" calcext:value-type="float">
            <text:p>426.6</text:p>
          </table:table-cell>
          <table:table-cell office:value-type="float" office:value="425.7" calcext:value-type="float">
            <text:p>425.7</text:p>
          </table:table-cell>
          <table:table-cell office:value-type="float" office:value="2.1" calcext:value-type="float">
            <text:p>2.100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2.992" calcext:value-type="float">
            <text:p>2.9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/00/0000</text:date>, <text:time style:data-style-name="N2" text:time-value="12:39:09.0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20-08-23T12:41:38.512000000</dc:date>
    <meta:editing-duration>P1DT15H1M35S</meta:editing-duration>
    <meta:editing-cycles>17</meta:editing-cycles>
    <meta:document-statistic meta:table-count="2" meta:cell-count="128" meta:object-count="0"/>
  </office:meta>
</office:document-meta>
</file>